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43mm"/>
    </style:style>
    <style:style style:name="co2" style:family="table-column">
      <style:table-column-properties fo:break-before="auto" style:column-width="63.08mm"/>
    </style:style>
    <style:style style:name="co3" style:family="table-column">
      <style:table-column-properties fo:break-before="auto" style:column-width="37.47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40.85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22.65mm"/>
    </style:style>
    <style:style style:name="co8" style:family="table-column">
      <style:table-column-properties fo:break-before="auto" style:column-width="72.6mm"/>
    </style:style>
    <style:style style:name="co9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" style:family="table-cell" style:parent-style-name="Default" style:data-style-name="N0">
      <style:table-cell-properties fo:background-color="#1593c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0105"/>
    <style:style style:name="ce7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10105">
      <style:table-cell-properties fo:background-color="#ffff00"/>
    </style:style>
    <style:style style:name="ce16" style:family="table-cell" style:parent-style-name="Default" style:data-style-name="N10105">
      <style:text-properties style:text-underline-style="none"/>
    </style:style>
    <style:style style:name="ce8" style:family="table-cell" style:parent-style-name="Default" style:data-style-name="N10105">
      <style:table-cell-properties fo:background-color="#1593cb"/>
    </style:style>
    <style:style style:name="ce4" style:family="table-cell" style:parent-style-name="Default" style:data-style-name="N11">
      <style:table-cell-properties fo:background-color="#ffff00"/>
    </style:style>
    <style:style style:name="ce6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015" table:default-cell-style-name="ce1"/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[.B2]*(1+[.I3])" office:value-type="currency" office:currency="EUR" office:value="59569.2531492329" calcext:value-type="currency">
            <text:p>59.569,25 €</text:p>
          </table:table-cell>
          <table:table-cell table:number-columns-repeated="5"/>
          <table:table-cell table:style-name="ce2" office:value-type="string" calcext:value-type="string">
            <text:p>Social Security Taxes</text:p>
          </table:table-cell>
          <table:table-cell table:style-name="ce4" office:value-type="percentage" office:value="0.283" calcext:value-type="percentage">
            <text:p>28,30 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tal (not including VAT)</text:p>
          </table:table-cell>
          <table:table-cell table:style-name="ce3" table:formula="of:=SUM([.F11];[.D19];[.D23];[.B26])" office:value-type="currency" office:currency="EUR" office:value="49230.7877266388" calcext:value-type="currency">
            <text:p>49.230,79 €</text:p>
          </table:table-cell>
          <table:table-cell table:number-columns-repeated="5"/>
          <table:table-cell table:style-name="ce2" office:value-type="string" calcext:value-type="string">
            <text:p>Hardware amortization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 office:value-type="string" calcext:value-type="string">
            <text:p>VAT</text:p>
          </table:table-cell>
          <table:table-cell table:style-name="ce6" office:value-type="percentage" office:value="0.21" calcext:value-type="percentage">
            <text:p>21,00 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mbers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string" calcext:value-type="string">
            <text:p>Salary (1 month)</text:p>
          </table:table-cell>
          <table:table-cell table:style-name="ce5" office:value-type="string" calcext:value-type="string">
            <text:p>Salary (5 month)</text:p>
          </table:table-cell>
          <table:table-cell table:style-name="ce5" office:value-type="string" calcext:value-type="string">
            <text:p>Social Security Taxes</text:p>
          </table:table-cell>
          <table:table-cell table:style-name="ce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ón Fernández, Adrián</text:p>
          </table:table-cell>
          <table:table-cell office:value-type="string" calcext:value-type="string">
            <text:p>Business management/Mobile application developer</text:p>
          </table:table-cell>
          <table:table-cell table:style-name="ce3" office:value-type="currency" office:currency="EUR" office:value="1250" calcext:value-type="currency">
            <text:p>1.250,00 €</text:p>
          </table:table-cell>
          <table:table-cell table:style-name="ce3" table:formula="of:=[.C6]*5" office:value-type="currency" office:currency="EUR" office:value="6250" calcext:value-type="currency">
            <text:p>6.250,00 €</text:p>
          </table:table-cell>
          <table:table-cell table:style-name="ce3" table:formula="of:=[.F6]*[.I1]" office:value-type="currency" office:currency="EUR" office:value="2466.87587168759" calcext:value-type="currency">
            <text:p>2.466,88 €</text:p>
          </table:table-cell>
          <table:table-cell table:style-name="ce3" table:formula="of:=[.D6]/(1-[.I1])" office:value-type="currency" office:currency="EUR" office:value="8716.87587168759" calcext:value-type="currency">
            <text:p>8.716,88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pio Camacho, Daniel</text:p>
          </table:table-cell>
          <table:table-cell office:value-type="string" calcext:value-type="string">
            <text:p>Analyst/Front end developer</text:p>
          </table:table-cell>
          <table:table-cell table:style-name="ce3" office:value-type="currency" office:currency="EUR" office:value="1250" calcext:value-type="currency">
            <text:p>1.250,00 €</text:p>
          </table:table-cell>
          <table:table-cell table:style-name="ce3" table:formula="of:=[.C7]*5" office:value-type="currency" office:currency="EUR" office:value="6250" calcext:value-type="currency">
            <text:p>6.250,00 €</text:p>
          </table:table-cell>
          <table:table-cell table:style-name="ce3" table:formula="of:=[.F7]*[.I1]" office:value-type="currency" office:currency="EUR" office:value="2466.87587168759" calcext:value-type="currency">
            <text:p>2.466,88 €</text:p>
          </table:table-cell>
          <table:table-cell table:style-name="ce3" table:formula="of:=[.D7]/(1-[.I1])" office:value-type="currency" office:currency="EUR" office:value="8716.87587168759" calcext:value-type="currency">
            <text:p>8.716,88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no Aranda, Rafael</text:p>
          </table:table-cell>
          <table:table-cell office:value-type="string" calcext:value-type="string">
            <text:p>Backend developer/ API integration</text:p>
          </table:table-cell>
          <table:table-cell table:style-name="ce3" office:value-type="currency" office:currency="EUR" office:value="1100" calcext:value-type="currency">
            <text:p>1.100,00 €</text:p>
          </table:table-cell>
          <table:table-cell table:style-name="ce3" table:formula="of:=[.C8]*5" office:value-type="currency" office:currency="EUR" office:value="5500" calcext:value-type="currency">
            <text:p>5.500,00 €</text:p>
          </table:table-cell>
          <table:table-cell table:style-name="ce3" table:formula="of:=[.F8]*[.I1]" office:value-type="currency" office:currency="EUR" office:value="2170.85076708508" calcext:value-type="currency">
            <text:p>2.170,85 €</text:p>
          </table:table-cell>
          <table:table-cell table:style-name="ce3" table:formula="of:=[.D8]/(1-[.I1])" office:value-type="currency" office:currency="EUR" office:value="7670.85076708508" calcext:value-type="currency">
            <text:p>7.670,85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llo Lobo, Pablo</text:p>
          </table:table-cell>
          <table:table-cell office:value-type="string" calcext:value-type="string">
            <text:p>Project manager/Backend developer</text:p>
          </table:table-cell>
          <table:table-cell table:style-name="ce16" office:value-type="currency" office:currency="EUR" office:value="1500" calcext:value-type="currency">
            <text:p>1.500,00 €</text:p>
          </table:table-cell>
          <table:table-cell table:style-name="ce3" table:formula="of:=[.C9]*5" office:value-type="currency" office:currency="EUR" office:value="7500" calcext:value-type="currency">
            <text:p>7.500,00 €</text:p>
          </table:table-cell>
          <table:table-cell table:style-name="ce3" table:formula="of:=[.F9]*[.I1]" office:value-type="currency" office:currency="EUR" office:value="2960.2510460251" calcext:value-type="currency">
            <text:p>2.960,25 €</text:p>
          </table:table-cell>
          <table:table-cell table:style-name="ce3" table:formula="of:=[.D9]/(1-[.I1])" office:value-type="currency" office:currency="EUR" office:value="10460.2510460251" calcext:value-type="currency">
            <text:p>10.460,25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íguez Regidor, Juan</text:p>
          </table:table-cell>
          <table:table-cell office:value-type="string" calcext:value-type="string">
            <text:p>Requirements engineer/Backend developer</text:p>
          </table:table-cell>
          <table:table-cell table:style-name="ce3" office:value-type="currency" office:currency="EUR" office:value="1200" calcext:value-type="currency">
            <text:p>1.200,00 €</text:p>
          </table:table-cell>
          <table:table-cell table:style-name="ce3" table:formula="of:=[.C10]*5" office:value-type="currency" office:currency="EUR" office:value="6000" calcext:value-type="currency">
            <text:p>6.000,00 €</text:p>
          </table:table-cell>
          <table:table-cell table:style-name="ce3" table:formula="of:=[.F10]*[.I1]" office:value-type="currency" office:currency="EUR" office:value="2368.20083682008" calcext:value-type="currency">
            <text:p>2.368,20 €</text:p>
          </table:table-cell>
          <table:table-cell table:style-name="ce3" table:formula="of:=[.D10]/(1-[.I1])" office:value-type="currency" office:currency="EUR" office:value="8368.20083682008" calcext:value-type="currency">
            <text:p>8.368,20 €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/>
          <table:table-cell/>
          <table:table-cell table:style-name="ce8" office:value-type="string" calcext:value-type="string">
            <text:p>Total:</text:p>
          </table:table-cell>
          <table:table-cell table:style-name="ce9" table:formula="of:=SUM([.F6:.F10])" office:value-type="currency" office:currency="EUR" office:value="43933.0543933054" calcext:value-type="currency">
            <text:p>43.933,05 €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5"/>
          <table:table-cell table:style-name="ce5" office:value-type="string" calcext:value-type="string">
            <text:p>Purchase price</text:p>
          </table:table-cell>
          <table:table-cell table:style-name="ce5" office:value-type="string" calcext:value-type="string">
            <text:p>Per month</text:p>
          </table:table-cell>
          <table:table-cell table:style-name="ce5" office:value-type="string" calcext:value-type="string">
            <text:p>Total (5 month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án Cantón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4]/[.I2]" office:value-type="currency" office:currency="EUR" office:value="13.3333333333333" calcext:value-type="currency">
            <text:p>13,33 €</text:p>
          </table:table-cell>
          <table:table-cell table:style-name="ce3" table:formula="of:=[.C14]*5" office:value-type="currency" office:currency="EUR" office:value="66.6666666666667" calcext:value-type="currency">
            <text:p>66,67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Carpio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5]/[.I2]" office:value-type="currency" office:currency="EUR" office:value="13.3333333333333" calcext:value-type="currency">
            <text:p>13,33 €</text:p>
          </table:table-cell>
          <table:table-cell table:style-name="ce3" table:formula="of:=[.C15]*5" office:value-type="currency" office:currency="EUR" office:value="66.6666666666667" calcext:value-type="currency">
            <text:p>66,67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Fresno Laptop</text:p>
          </table:table-cell>
          <table:table-cell table:style-name="ce3" office:value-type="currency" office:currency="EUR" office:value="1300" calcext:value-type="currency">
            <text:p>1.300,00 €</text:p>
          </table:table-cell>
          <table:table-cell table:style-name="ce3" table:formula="of:=[.B16]/[.I2]" office:value-type="currency" office:currency="EUR" office:value="21.6666666666667" calcext:value-type="currency">
            <text:p>21,67 €</text:p>
          </table:table-cell>
          <table:table-cell table:style-name="ce3" table:formula="of:=[.C16]*5" office:value-type="currency" office:currency="EUR" office:value="108.333333333333" calcext:value-type="currency">
            <text:p>108,33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blo Rebollo Laptop</text:p>
          </table:table-cell>
          <table:table-cell table:style-name="ce3" office:value-type="currency" office:currency="EUR" office:value="900" calcext:value-type="currency">
            <text:p>900,00 €</text:p>
          </table:table-cell>
          <table:table-cell table:style-name="ce3" table:formula="of:=[.B17]/[.I2]" office:value-type="currency" office:currency="EUR" office:value="15" calcext:value-type="currency">
            <text:p>15,00 €</text:p>
          </table:table-cell>
          <table:table-cell table:style-name="ce3" table:formula="of:=[.C17]*5" office:value-type="currency" office:currency="EUR" office:value="75" calcext:value-type="currency">
            <text:p>75,00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Rodríguez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8]/[.I2]" office:value-type="currency" office:currency="EUR" office:value="13.3333333333333" calcext:value-type="currency">
            <text:p>13,33 €</text:p>
          </table:table-cell>
          <table:table-cell table:style-name="ce3" table:formula="of:=[.C18]*5" office:value-type="currency" office:currency="EUR" office:value="66.6666666666667" calcext:value-type="currency">
            <text:p>66,67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style-name="ce9" table:formula="of:=SUM([.D14:.D18])" office:value-type="currency" office:currency="EUR" office:value="383.333333333333" calcext:value-type="currency">
            <text:p>383,33 €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Per month (not including VAT)</text:p>
          </table:table-cell>
          <table:table-cell table:style-name="ce2" office:value-type="string" calcext:value-type="string">
            <text:p>5 months</text:p>
          </table:table-cell>
          <table:table-cell table:style-name="ce2" office:value-type="string" calcext:value-type="string">
            <text:p>Total (not including VAT)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orkplace (facilities, internet, electricity…)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22]*5" office:value-type="currency" office:currency="EUR" office:value="4000" calcext:value-type="currency">
            <text:p>4.000,00 €</text:p>
          </table:table-cell>
          <table:table-cell table:style-name="ce3" table:formula="of:=[.C22]*(1+[.I3])" office:value-type="currency" office:currency="EUR" office:value="4840" calcext:value-type="currency">
            <text:p>4.84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style-name="ce9" table:formula="of:=SUM([.D22:.D22])" office:value-type="currency" office:currency="EUR" office:value="4840" calcext:value-type="currency">
            <text:p>4.840,00 €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roku deployment for one year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5" office:value-type="string" calcext:value-type="string">
            <text:p>Per month</text:p>
          </table:table-cell>
          <table:table-cell table:style-name="ce5" office:value-type="string" calcext:value-type="string">
            <text:p>One year</text:p>
          </table:table-cell>
          <table:table-cell table:number-columns-repeated="1022"/>
        </table:table-row>
        <table:table-row table:style-name="ro1">
          <table:table-cell table:style-name="ce3" office:value-type="currency" office:currency="EUR" office:value="6.2" calcext:value-type="currency">
            <text:p>6,20 €</text:p>
          </table:table-cell>
          <table:table-cell table:style-name="ce9" table:formula="of:=[.A26]*12" office:value-type="currency" office:currency="EUR" office:value="74.4" calcext:value-type="currency">
            <text:p>74,40 €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1:26:02.0410743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20$Build-3</meta:generator>
    <meta:creation-date>2018-09-15T17:03:04Z</meta:creation-date>
    <dc:date>2019-02-23T11:34:24.026515919</dc:date>
    <meta:editing-cycles>19</meta:editing-cycles>
    <meta:editing-duration>PT1H17M51S</meta:editing-duration>
    <meta:document-statistic meta:table-count="1" meta:cell-count="90" meta:object-count="0"/>
  </office:meta>
</office:document-meta>
</file>